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text-properties fo:font-size="12pt" fo:font-weight="bold" officeooo:rsid="002ae303" officeooo:paragraph-rsid="002ae303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fo:font-size="12pt" fo:font-weight="bold" officeooo:rsid="002c215a" officeooo:paragraph-rsid="002c215a" style:font-size-asian="12pt" style:font-weight-asian="bold" style:font-size-complex="12pt" style:font-weight-complex="bold"/>
    </style:style>
    <style:style style:name="P3" style:family="paragraph" style:parent-style-name="Preformatted_20_Text">
      <style:paragraph-properties fo:break-before="page"/>
      <style:text-properties fo:font-size="12pt" fo:font-weight="bold" officeooo:rsid="002c215a" officeooo:paragraph-rsid="002c215a" style:font-size-asian="12pt" style:font-weight-asian="bold" style:font-size-complex="12pt" style:font-weight-complex="bold"/>
    </style:style>
    <style:style style:name="P4" style:family="paragraph" style:parent-style-name="Preformatted_20_Text">
      <style:paragraph-properties fo:break-before="page"/>
      <style:text-properties officeooo:paragraph-rsid="002ae303"/>
    </style:style>
    <style:style style:name="P5" style:family="paragraph" style:parent-style-name="Standard">
      <style:paragraph-properties style:line-height-at-least="0.252cm"/>
      <style:text-properties fo:color="#d4d4d4" loext:opacity="100%" style:font-name="Droid Sans Mono" fo:font-size="5.25pt" fo:font-weight="normal" fo:background-color="#1e1e1e"/>
    </style:style>
    <style:style style:name="P6" style:family="paragraph" style:parent-style-name="Standard">
      <style:paragraph-properties style:line-height-at-least="0.252cm"/>
      <style:text-properties fo:color="#d4d4d4" loext:opacity="100%" style:font-name="Droid Sans Mono" fo:font-size="5.25pt" fo:font-weight="normal" officeooo:rsid="002cca8c" officeooo:paragraph-rsid="00305d0d" fo:background-color="#1e1e1e" style:font-size-asian="10.5pt" style:font-weight-asian="bold" style:font-size-complex="10.5pt" style:font-weight-complex="bold"/>
    </style:style>
    <style:style style:name="P7" style:family="paragraph" style:parent-style-name="Standard">
      <style:text-properties fo:color="#d4d4d4" loext:opacity="100%" style:font-name="Droid Sans Mono" fo:font-size="10.5pt" fo:font-weight="normal" officeooo:rsid="002ae303" officeooo:paragraph-rsid="002ae303" fo:background-color="#1e1e1e" style:font-size-asian="10.5pt" style:font-weight-asian="bold" style:font-size-complex="10.5pt" style:font-weight-complex="bold"/>
    </style:style>
    <style:style style:name="P8" style:family="paragraph" style:parent-style-name="Standard">
      <style:text-properties fo:color="#d4d4d4" loext:opacity="100%" style:font-name="Droid Sans Mono" fo:font-size="10.5pt" fo:font-weight="normal" officeooo:rsid="002c215a" officeooo:paragraph-rsid="002c215a" fo:background-color="#1e1e1e" style:font-size-asian="10.5pt" style:font-weight-asian="bold" style:font-size-complex="10.5pt" style:font-weight-complex="bold"/>
    </style:style>
    <style:style style:name="P9" style:family="paragraph" style:parent-style-name="Standard">
      <style:paragraph-properties style:line-height-at-least="0.252cm"/>
      <style:text-properties fo:color="#d4d4d4" loext:opacity="100%" style:font-name="Droid Sans Mono" fo:font-size="10.5pt" fo:font-weight="normal" fo:background-color="#1e1e1e" style:font-size-asian="10.5pt" style:font-size-complex="10.5pt"/>
    </style:style>
    <style:style style:name="P10" style:family="paragraph" style:parent-style-name="Standard">
      <style:paragraph-properties style:line-height-at-least="0.252cm"/>
      <style:text-properties fo:color="#6a9955" loext:opacity="100%" style:font-name="Droid Sans Mono" fo:font-size="10.5pt" fo:font-weight="normal" fo:background-color="#1e1e1e" style:font-size-asian="10.5pt" style:font-size-complex="10.5pt"/>
    </style:style>
    <style:style style:name="P11" style:family="paragraph" style:parent-style-name="Standard">
      <style:paragraph-properties style:line-height-at-least="0.252cm"/>
      <style:text-properties fo:color="#9cdcfe" loext:opacity="100%" style:font-name="Droid Sans Mono" fo:font-size="10.5pt" fo:font-weight="normal" fo:background-color="#1e1e1e" style:font-size-asian="10.5pt" style:font-size-complex="10.5pt"/>
    </style:style>
    <style:style style:name="P12" style:family="paragraph" style:parent-style-name="Standard">
      <style:paragraph-properties style:line-height-at-least="0.252cm"/>
      <style:text-properties fo:color="#9cdcfe" loext:opacity="100%" style:font-name="Droid Sans Mono" fo:font-size="10.5pt" fo:font-weight="normal" officeooo:rsid="002cca8c" officeooo:paragraph-rsid="002cca8c" fo:background-color="#1e1e1e" style:font-size-asian="10.5pt" style:font-weight-asian="bold" style:font-size-complex="10.5pt" style:font-weight-complex="bold"/>
    </style:style>
    <style:style style:name="P13" style:family="paragraph" style:parent-style-name="Standard">
      <style:paragraph-properties style:line-height-at-least="0.252cm" fo:break-before="page"/>
      <style:text-properties fo:color="#9cdcfe" loext:opacity="100%" style:font-name="Droid Sans Mono" fo:font-size="10.5pt" fo:font-weight="normal" officeooo:rsid="002cca8c" officeooo:paragraph-rsid="002cca8c" fo:background-color="#1e1e1e" style:font-size-asian="10.5pt" style:font-weight-asian="bold" style:font-size-complex="10.5pt" style:font-weight-complex="bold"/>
    </style:style>
    <style:style style:name="P14" style:family="paragraph" style:parent-style-name="Standard">
      <style:paragraph-properties style:line-height-at-least="0.252cm"/>
      <style:text-properties fo:color="#9cdcfe" loext:opacity="100%" style:font-name="Droid Sans Mono" fo:font-size="10.5pt" fo:font-weight="normal" officeooo:rsid="002cca8c" officeooo:paragraph-rsid="00305d0d" fo:background-color="#1e1e1e" style:font-size-asian="10.5pt" style:font-weight-asian="bold" style:font-size-complex="10.5pt" style:font-weight-complex="bold"/>
    </style:style>
    <style:style style:name="P15" style:family="paragraph" style:parent-style-name="Standard">
      <style:paragraph-properties style:line-height-at-least="0.252cm"/>
      <style:text-properties fo:color="#9cdcfe" loext:opacity="100%" style:font-name="Droid Sans Mono" fo:font-size="10.5pt" fo:font-weight="normal" officeooo:paragraph-rsid="00305d0d" fo:background-color="#1e1e1e"/>
    </style:style>
    <style:style style:name="P16" style:family="paragraph" style:parent-style-name="Standard">
      <style:paragraph-properties style:line-height-at-least="0.252cm"/>
      <style:text-properties fo:color="#808080" loext:opacity="100%" style:font-name="Droid Sans Mono" fo:font-size="10.5pt" fo:font-weight="normal" fo:background-color="#1e1e1e" style:font-size-asian="10.5pt" style:font-size-complex="10.5pt"/>
    </style:style>
    <style:style style:name="P17" style:family="paragraph" style:parent-style-name="Standard">
      <style:paragraph-properties style:line-height-at-least="0.252cm"/>
      <style:text-properties fo:font-size="10.5pt" style:font-size-asian="10.5pt" style:font-size-complex="10.5pt"/>
    </style:style>
    <style:style style:name="P18" style:family="paragraph" style:parent-style-name="Standard">
      <style:paragraph-properties style:line-height-at-least="0.252cm"/>
      <style:text-properties fo:font-size="10.5pt" fo:font-weight="bold" officeooo:rsid="002cca8c" officeooo:paragraph-rsid="002cca8c" style:font-size-asian="10.5pt" style:font-weight-asian="bold" style:font-size-complex="10.5pt" style:font-weight-complex="bold"/>
    </style:style>
    <style:style style:name="P19" style:family="paragraph" style:parent-style-name="Standard">
      <style:paragraph-properties style:line-height-at-least="0.252cm" fo:break-before="page"/>
      <style:text-properties fo:font-size="10.5pt" fo:font-weight="bold" officeooo:rsid="002cca8c" officeooo:paragraph-rsid="002cca8c" style:font-size-asian="10.5pt" style:font-weight-asian="bold" style:font-size-complex="10.5pt" style:font-weight-complex="bold"/>
    </style:style>
    <style:style style:name="P20" style:family="paragraph" style:parent-style-name="Standard">
      <style:paragraph-properties style:line-height-at-least="0.252cm" fo:break-before="page"/>
      <style:text-properties fo:font-size="10.5pt" fo:font-weight="bold" officeooo:rsid="002cca8c" officeooo:paragraph-rsid="00305d0d" style:font-size-asian="10.5pt" style:font-weight-asian="bold" style:font-size-complex="10.5pt" style:font-weight-complex="bold"/>
    </style:style>
    <style:style style:name="P21" style:family="paragraph" style:parent-style-name="Standard">
      <style:paragraph-properties style:line-height-at-least="0.252cm"/>
      <style:text-properties fo:font-size="10.5pt" fo:font-weight="bold" officeooo:rsid="002cca8c" officeooo:paragraph-rsid="00305d0d" style:font-size-asian="10.5pt" style:font-weight-asian="bold" style:font-size-complex="10.5pt" style:font-weight-complex="bold"/>
    </style:style>
    <style:style style:name="T1" style:family="text">
      <style:text-properties officeooo:rsid="00194c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94ce7" style:font-weight-asian="bold" style:font-weight-complex="bold"/>
    </style:style>
    <style:style style:name="T4" style:family="text">
      <style:text-properties fo:font-weight="bold" officeooo:rsid="0031aef5"/>
    </style:style>
    <style:style style:name="T5" style:family="text">
      <style:text-properties fo:color="#c586c0" loext:opacity="100%"/>
    </style:style>
    <style:style style:name="T6" style:family="text">
      <style:text-properties fo:color="#c586c0" loext:opacity="100%" style:font-name="Droid Sans Mono" fo:font-weight="normal" fo:background-color="#1e1e1e" loext:char-shading-value="0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Droid Sans Mono" fo:font-weight="normal" fo:background-color="#1e1e1e" loext:char-shading-value="0"/>
    </style:style>
    <style:style style:name="T9" style:family="text">
      <style:text-properties fo:color="#569cd6" loext:opacity="100%"/>
    </style:style>
    <style:style style:name="T10" style:family="text">
      <style:text-properties fo:color="#dcdcaa" loext:opacity="100%"/>
    </style:style>
    <style:style style:name="T11" style:family="text">
      <style:text-properties fo:color="#dcdcaa" loext:opacity="100%" officeooo:rsid="002affe2"/>
    </style:style>
    <style:style style:name="T12" style:family="text">
      <style:text-properties fo:color="#808080" loext:opacity="100%"/>
    </style:style>
    <style:style style:name="T13" style:family="text">
      <style:text-properties fo:color="#808080" loext:opacity="100%" fo:font-size="5.25pt"/>
    </style:style>
    <style:style style:name="T14" style:family="text">
      <style:text-properties fo:color="#d4d4d4" loext:opacity="100%" style:font-name="Droid Sans Mono" fo:font-weight="normal" fo:background-color="#1e1e1e" loext:char-shading-value="0"/>
    </style:style>
    <style:style style:name="T15" style:family="text">
      <style:text-properties fo:color="#ce9178" loext:opacity="100%"/>
    </style:style>
    <style:style style:name="T16" style:family="text">
      <style:text-properties fo:color="#d7ba7d" loext:opacity="100%"/>
    </style:style>
    <style:style style:name="T17" style:family="text">
      <style:text-properties fo:color="#b5cea8" loext:opacity="100%"/>
    </style:style>
    <style:style style:name="T18" style:family="text">
      <style:text-properties officeooo:rsid="002d82f2"/>
    </style:style>
    <style:style style:name="T19" style:family="text">
      <style:text-properties officeooo:rsid="002e3423"/>
    </style:style>
    <style:style style:name="T20" style:family="text">
      <style:text-properties officeooo:rsid="002f6100"/>
    </style:style>
    <style:style style:name="T21" style:family="text">
      <style:text-properties officeooo:rsid="00308324"/>
    </style:style>
    <style:style style:name="T22" style:family="text">
      <style:text-properties officeooo:rsid="00331d0f"/>
    </style:style>
    <style:style style:name="T23" style:family="text">
      <style:text-properties fo:font-size="12pt" fo:font-weight="bold" officeooo:rsid="002ae303" style:font-size-asian="12pt" style:font-weight-asian="bold" style:font-size-complex="12pt" style:font-weight-complex="bold"/>
    </style:style>
    <style:style style:name="T24" style:family="text">
      <style:text-properties fo:color="#4ec9b0" loext:opacity="100%"/>
    </style:style>
    <style:style style:name="T25" style:family="text">
      <style:text-properties fo:color="#4ec9b0" loext:opacity="100%" fo:font-size="5.25pt"/>
    </style:style>
    <style:style style:name="T26" style:family="text">
      <style:text-properties officeooo:rsid="002cca8c" style:font-size-asian="10.5pt" style:font-weight-asian="bold" style:font-size-complex="10.5pt" style:font-weight-complex="bold"/>
    </style:style>
    <style:style style:name="T27" style:family="text">
      <style:text-properties officeooo:rsid="00347e9e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Comando JS par criar um projeto</text:p>
      <text:p text:style-name="Preformatted_20_Text"/>
      <text:p text:style-name="Preformatted_20_Text"/>
      <text:p text:style-name="Preformatted_20_Text"><text:s text:c="4"/>1. Criar sua pasta do projeto</text:p>
      <text:p text:style-name="Preformatted_20_Text"><text:s text:c="4"/>2. Entrar na pasta do seu projeto</text:p>
      <text:p text:style-name="Preformatted_20_Text"><text:s text:c="4"/>3. Dar o comando para criar um projeto React</text:p>
      <text:p text:style-name="Preformatted_20_Text"><text:s text:c="7"/></text:p>
      <text:p text:style-name="Preformatted_20_Text"><text:s text:c="4"/>npx create-react-app seu-app</text:p>
      <text:p text:style-name="Preformatted_20_Text"><text:s text:c="7"/></text:p>
      <text:p text:style-name="Preformatted_20_Text"><text:s text:c="4"/>4. Foram criadas várias pastas de um projeto em React</text:p>
      <text:p text:style-name="Preformatted_20_Text"><text:s text:c="7"/></text:p>
      <text:p text:style-name="Preformatted_20_Text"><text:s text:c="4"/>5. Iniciar a aplicação</text:p>
      <text:p text:style-name="Preformatted_20_Text"/>
      <text:p text:style-name="Preformatted_20_Text"><text:s text:c="4"/>npm start</text:p>
      <text:p text:style-name="Preformatted_20_Text"><text:s text:c="7"/></text:p>
      <text:p text:style-name="Preformatted_20_Text"><text:s text:c="4"/>6. Um componente padrão foi criado (http://localhost:3000)</text:p>
      <text:p text:style-name="Preformatted_20_Text"><text:s text:c="7"/></text:p>
      <text:p text:style-name="Preformatted_20_Text"><text:s text:c="4"/>7. Na pasta src poderá criar sua pasta componente (ex: $mkdir componente) </text:p>
      <text:p text:style-name="Preformatted_20_Text"/>
      <text:p text:style-name="Preformatted_20_Text"><text:s text:c="4"/>8. Entrar nessa pasta com o comando cd componente (no VSCode)</text:p>
      <text:p text:style-name="Preformatted_20_Text"/>
      <text:p text:style-name="Preformatted_20_Text"><text:s text:c="4"/>9. Criar o arquivo <text:span text:style-name="T1">Novo</text:span>Componente.js (no VSCode)</text:p>
      <text:p text:style-name="Preformatted_20_Text"/>
      <text:p text:style-name="Preformatted_20_Text"><text:s text:c="4"/>11. Um componente possui (ao menos)</text:p>
      <text:p text:style-name="Preformatted_20_Text"/>
      <text:p text:style-name="Preformatted_20_Text"><text:s text:c="4"/><text:tab/>a) Um comando import, tipo: import React from ‘react’</text:p>
      <text:p text:style-name="Preformatted_20_Text"><text:s text:c="4"/><text:tab/>b) Uma função que vai definir o componente ex: </text:p>
      <text:p text:style-name="Preformatted_20_Text"><text:tab/><text:tab/>function MeuComponente() { </text:p>
      <text:p text:style-name="Preformatted_20_Text"><text:tab/><text:tab/><text:tab/>…</text:p>
      <text:p text:style-name="Preformatted_20_Text"><text:tab/><text:tab/>} </text:p>
      <text:p text:style-name="Preformatted_20_Text"><text:s text:c="4"/><text:tab/>c) Dentro dessa função deve ter uma tag: <text:span text:style-name="T2">&lt;div&gt; … &lt;/div&gt;</text:span> <text:span text:style-name="T1">e um </text:span><text:span text:style-name="T3">return</text:span></text:p>
      <text:p text:style-name="Preformatted_20_Text"><text:s text:c="7"/><text:tab/>function MeuComponente() {</text:p>
      <text:p text:style-name="Preformatted_20_Text"><text:tab/><text:tab/> <text:s text:c="3"/><text:span text:style-name="T1">return( </text:span>&lt;div&gt; … &lt;/div&gt; <text:span text:style-name="T1">);</text:span></text:p>
      <text:p text:style-name="Preformatted_20_Text"><text:s text:c="7"/><text:tab/>}</text:p>
      <text:p text:style-name="Preformatted_20_Text"/>
      <text:p text:style-name="Preformatted_20_Text"><text:s text:c="4"/>d) Um comando export, tipo: export default MeuComponente;</text:p>
      <text:p text:style-name="Preformatted_20_Text"/>
      <text:p text:style-name="Preformatted_20_Text"/>
      <text:p text:style-name="Preformatted_20_Text"><text:s text:c="4"/>e) Exemplo completo:</text:p>
      <text:p text:style-name="Preformatted_20_Text"/>
      <text:p text:style-name="Preformatted_20_Text"><text:tab/>import React from 'react';</text:p>
      <text:p text:style-name="Preformatted_20_Text"/>
      <text:p text:style-name="Preformatted_20_Text"><text:tab/>function MeuComponente() {</text:p>
      <text:p text:style-name="Preformatted_20_Text"><text:s text:c="2"/><text:tab/><text:tab/>return (</text:p>
      <text:p text:style-name="Preformatted_20_Text"><text:s text:c="4"/><text:tab/><text:tab/><text:tab/>&lt;div&gt;</text:p>
      <text:p text:style-name="Preformatted_20_Text"><text:s text:c="6"/><text:tab/><text:tab/><text:tab/>Meu componente</text:p>
      <text:p text:style-name="Preformatted_20_Text"><text:s text:c="4"/><text:tab/><text:tab/><text:tab/>&lt;/div&gt;</text:p>
      <text:p text:style-name="Preformatted_20_Text"><text:s text:c="2"/><text:tab/><text:tab/>);</text:p>
      <text:p text:style-name="Preformatted_20_Text"><text:tab/>}</text:p>
      <text:p text:style-name="Preformatted_20_Text"/>
      <text:p text:style-name="Preformatted_20_Text"><text:tab/>export default MeuComponente;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><text:s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20">App.js // <text:span text:style-name="T19">para o exemplo, não é para o Instagrão</text:span></text:p>
      <text:p text:style-name="P21"/>
      <text:p text:style-name="P14">impor<text:span text:style-name="T22">t</text:span> App.js</text:p>
      <text:p text:style-name="P14"/>
      <text:p text:style-name="P14">// <text:span text:style-name="T20">configurar o react browser route</text:span></text:p>
      <text:p text:style-name="P14">import { BrowserRouter as Router, Route, Switch } from 'react-router-dom';</text:p>
      <text:p text:style-name="P14"/>
      <text:p text:style-name="P14">//pagina</text:p>
      <text:p text:style-name="P14">import Home from ‘./paginas/Home’;</text:p>
      <text:p text:style-name="P14">import <text:span text:style-name="T18">Sobre</text:span> from ‘./paginas/Sobre’;</text:p>
      <text:p text:style-name="P14"/>
      <text:p text:style-name="P14">const App = () =&gt; {</text:p>
      <text:p text:style-name="P14"><text:s text:c="2"/>return (</text:p>
      <text:p text:style-name="P14"><text:s text:c="4"/>&lt;Router&gt;</text:p>
      <text:p text:style-name="P14"><text:s text:c="6"/>&lt;div className="App"&gt;</text:p>
      <text:p text:style-name="P14"><text:s text:c="8"/>&lt;<text:span text:style-name="T27">Routes</text:span>&gt;</text:p>
      <text:p text:style-name="P15"><text:span text:style-name="T13"/></text:p>
      <text:p text:style-name="P5"><text:span text:style-name="T12"/></text:p>
      <text:p text:style-name="P9"><text:span text:style-name="T12"><text:tab/>&lt;</text:span><text:span text:style-name="T24">Route</text:span> <text:span text:style-name="T7">path</text:span>=<text:span text:style-name="T15">"/"</text:span> <text:span text:style-name="T7">element</text:span>=<text:span text:style-name="T9">{</text:span><text:span text:style-name="T12">&lt;</text:span><text:span text:style-name="T24">Home</text:span> <text:span text:style-name="T12">/&gt;</text:span><text:span text:style-name="T9">}</text:span> <text:span text:style-name="T12">/&gt;</text:span></text:p>
      <text:p text:style-name="P9"><text:span text:style-name="T12"><text:tab/>&lt;</text:span><text:span text:style-name="T24">Route</text:span> <text:span text:style-name="T7">path</text:span>=<text:span text:style-name="T15">"/sobre"</text:span> <text:span text:style-name="T7">element</text:span>=<text:span text:style-name="T9">{</text:span><text:span text:style-name="T12">&lt;</text:span><text:span text:style-name="T24">Sobre</text:span> <text:span text:style-name="T12">/&gt;</text:span><text:span text:style-name="T9">}</text:span> <text:span text:style-name="T12">/&gt;</text:span></text:p>
      <text:p text:style-name="P5"><text:span text:style-name="T12"/></text:p>
      <text:p text:style-name="P14"/>
      <text:p text:style-name="P14"><text:s text:c="8"/>&lt;/<text:span text:style-name="T27">Routes</text:span>&gt;</text:p>
      <text:p text:style-name="P14"><text:s text:c="6"/>&lt;/div&gt;</text:p>
      <text:p text:style-name="P14"><text:s text:c="4"/>&lt;/Router&gt;</text:p>
      <text:p text:style-name="P14"><text:s text:c="2"/>);</text:p>
      <text:p text:style-name="P14">};</text:p>
      <text:p text:style-name="P14"/>
      <text:p text:style-name="P4"><text:span text:style-name="T23">Projeto Instagrão</text:span></text:p>
      <text:p text:style-name="P1"/>
      <text:p text:style-name="P7"><text:span text:style-name="T5">import</text:span> <text:span text:style-name="T7">React</text:span>, { <text:span text:style-name="T7">useState</text:span> } <text:span text:style-name="T5">from</text:span> <text:span text:style-name="T15">'react'</text:span>;</text:p>
      <text:p text:style-name="P17"/>
      <text:p text:style-name="P9"><text:span text:style-name="T9"><text:tab/>const</text:span> <text:span text:style-name="T10">LoginForm</text:span> = () <text:span text:style-name="T9">=&gt;</text:span> {</text:p>
      <text:p text:style-name="P9"><text:span text:style-name="T9"><text:tab/>const</text:span> [nomeUsuario, <text:span text:style-name="T10">setnomeUsuario</text:span>] = <text:span text:style-name="T10">useState</text:span>(<text:span text:style-name="T15">''</text:span>);</text:p>
      <text:p text:style-name="P9"><text:span text:style-name="T9"><text:tab/>const</text:span> [senhaUsuario, <text:span text:style-name="T10">setSenhaUsuario</text:span>] = <text:span text:style-name="T10">useState</text:span>(<text:span text:style-name="T15">''</text:span>);</text:p>
      <text:p text:style-name="P9"><text:span text:style-name="T9"><text:tab/>const</text:span> [errorMessage, <text:span text:style-name="T10">setErrorMessage</text:span>] = <text:span text:style-name="T10">useState</text:span>(<text:span text:style-name="T15">''</text:span>);</text:p>
      <text:p text:style-name="P17"/>
      <text:p text:style-name="P9"><text:span text:style-name="T9"><text:tab/>const</text:span> <text:span text:style-name="T10">manipulaLogin</text:span> = () <text:span text:style-name="T9">=&gt;</text:span> {</text:p>
      <text:p text:style-name="P10"><text:tab/>// Verificar se o nome de usuário e a senha são válidos (simplificado para este exemplo)</text:p>
      <text:p text:style-name="P9"><text:span text:style-name="T5"><text:tab/>if</text:span> (nomeUsuario === <text:span text:style-name="T15">'usuario'</text:span> &amp;&amp; senhaUsuario === <text:span text:style-name="T15">'senha123'</text:span>) {</text:p>
      <text:p text:style-name="P10"><text:tab/>// Redirecionar para a página inicial após o login bem-sucedido</text:p>
      <text:p text:style-name="P10"><text:tab/>// Você pode usar react-router-dom para navegação em uma aplicação React</text:p>
      <text:p text:style-name="P9"><text:span text:style-name="T7"><text:tab/>window</text:span>.<text:span text:style-name="T7">location</text:span>.<text:span text:style-name="T7">href</text:span> = <text:span text:style-name="T15">'/pagina-inicial'</text:span>;</text:p>
      <text:p text:style-name="P9"><text:tab/>} <text:span text:style-name="T5">else</text:span> {</text:p>
      <text:p text:style-name="P9"><text:span text:style-name="T10"><text:tab/>setErrorMessage</text:span>(<text:span text:style-name="T15">'Nome de usuário ou senha incorretos.'</text:span>);</text:p>
      <text:p text:style-name="P9">;</text:p>
      <text:p text:style-name="P17"/>
      <text:p text:style-name="P17"><text:span text:style-name="T6"><text:tab/>return</text:span><text:span text:style-name="T14"> (</text:span></text:p>
      <text:p text:style-name="P9"><text:span text:style-name="T12"><text:tab/> <text:s text:c="3"/>&lt;</text:span><text:span text:style-name="T9">div</text:span> <text:span text:style-name="T7">className</text:span>=<text:span text:style-name="T15">"login-container"</text:span><text:span text:style-name="T12">&gt;</text:span></text:p>
      <text:p text:style-name="P9"><text:span text:style-name="T12"><text:tab/><text:tab/>&lt;</text:span><text:span text:style-name="T9">h2</text:span><text:span text:style-name="T12">&gt;</text:span>Instagrão<text:span text:style-name="T12">&lt;/</text:span><text:span text:style-name="T9">h2</text:span><text:span text:style-name="T12">&gt;</text:span></text:p>
      <text:p text:style-name="P9"><text:span text:style-name="T12"><text:tab/><text:tab/>&lt;</text:span><text:span text:style-name="T9">input</text:span></text:p>
      <text:p text:style-name="P9"><text:span text:style-name="T7"><text:tab/><text:tab/><text:tab/>type</text:span>=<text:span text:style-name="T15">"text"</text:span></text:p>
      <text:p text:style-name="P9"><text:span text:style-name="T7"><text:tab/><text:tab/><text:tab/>placeholder</text:span>=<text:span text:style-name="T15">"Nome de usuário"</text:span></text:p>
      <text:p text:style-name="P9"><text:span text:style-name="T7"><text:tab/><text:tab/><text:tab/>value</text:span>=<text:span text:style-name="T9">{</text:span>nomeUsuario<text:span text:style-name="T9">}</text:span></text:p>
      <text:p text:style-name="P9"><text:span text:style-name="T7"><text:tab/><text:tab/><text:tab/>onChange</text:span>=<text:span text:style-name="T9">{</text:span>(<text:span text:style-name="T7">e</text:span>) <text:span text:style-name="T9">=&gt;</text:span> <text:span text:style-name="T10">setnomeUsuario</text:span>(<text:span text:style-name="T7">e</text:span>.target.<text:span text:style-name="T7">value</text:span>)<text:span text:style-name="T9">}</text:span></text:p>
      <text:p text:style-name="P11"><text:tab/><text:tab/><text:tab/>required</text:p>
      <text:p text:style-name="P16"><text:tab/><text:tab/>/&gt;</text:p>
      <text:p text:style-name="P9"><text:span text:style-name="T12"><text:tab/><text:tab/>&lt;</text:span><text:span text:style-name="T9">input</text:span></text:p>
      <text:p text:style-name="P9"><text:span text:style-name="T7"><text:tab/><text:tab/><text:tab/>type</text:span>=<text:span text:style-name="T15">"password"</text:span></text:p>
      <text:p text:style-name="P9"><text:span text:style-name="T7"><text:tab/><text:tab/><text:tab/>placeholder</text:span>=<text:span text:style-name="T15">"Senha"</text:span></text:p>
      <text:p text:style-name="P9"><text:span text:style-name="T7"><text:tab/><text:tab/><text:tab/>value</text:span>=<text:span text:style-name="T9">{</text:span>senhaUsuario<text:span text:style-name="T9">}</text:span></text:p>
      <text:p text:style-name="P9"><text:span text:style-name="T7"><text:tab/><text:tab/><text:tab/>onChange</text:span>=<text:span text:style-name="T9">{</text:span>(<text:span text:style-name="T7">e</text:span>) <text:span text:style-name="T9">=&gt;</text:span> <text:span text:style-name="T10">set</text:span><text:span text:style-name="T11">SenhaUsuario</text:span>(<text:span text:style-name="T7">e</text:span>.target.<text:span text:style-name="T7">value</text:span>)<text:span text:style-name="T9">}</text:span></text:p>
      <text:p text:style-name="P11"><text:tab/><text:tab/><text:tab/>required</text:p>
      <text:p text:style-name="P16"><text:tab/><text:tab/>/&gt;</text:p>
      <text:p text:style-name="P9"><text:span text:style-name="T12"><text:tab/><text:tab/>&lt;</text:span><text:span text:style-name="T9">button</text:span> <text:span text:style-name="T7">onClick</text:span>=<text:span text:style-name="T9">{</text:span><text:span text:style-name="T10">manipulaLogin</text:span><text:span text:style-name="T9">}</text:span><text:span text:style-name="T12">&gt;</text:span>Entrar<text:span text:style-name="T12">&lt;/</text:span><text:span text:style-name="T9">button</text:span><text:span text:style-name="T12">&gt;</text:span></text:p>
      <text:p text:style-name="P9"><text:span text:style-name="T12"><text:tab/><text:tab/>&lt;</text:span><text:span text:style-name="T9">p</text:span> <text:span text:style-name="T7">style</text:span>=<text:span text:style-name="T9">{</text:span>{ color: <text:span text:style-name="T15">'red'</text:span> }<text:span text:style-name="T9">}</text:span><text:span text:style-name="T12">&gt;</text:span><text:span text:style-name="T9">{</text:span>errorMessage<text:span text:style-name="T9">}</text:span><text:span text:style-name="T12">&lt;/</text:span><text:span text:style-name="T9">p</text:span><text:span text:style-name="T12">&gt;</text:span></text:p>
      <text:p text:style-name="P9"><text:span text:style-name="T12"><text:tab/> <text:s text:c="2"/>&lt;/</text:span><text:span text:style-name="T9">div</text:span><text:span text:style-name="T12">&gt;</text:span></text:p>
      <text:p text:style-name="P9"><text:s/><text:tab/>);</text:p>
      <text:p text:style-name="P9">};</text:p>
      <text:p text:style-name="P17"/>
      <text:p text:style-name="P9"><text:span text:style-name="T5">export</text:span> <text:span text:style-name="T5">default</text:span> <text:span text:style-name="T10">LoginForm</text:span>;</text:p>
      <text:p text:style-name="P9"/>
      <text:p text:style-name="P9"/>
      <text:p text:style-name="P1"/>
      <text:p text:style-name="P2"/>
      <text:p text:style-name="P3">App.css</text:p>
      <text:p text:style-name="P2"><text:soft-page-break/></text:p>
      <text:p text:style-name="P8">.<text:span text:style-name="T16">App</text:span> {</text:p>
      <text:p text:style-name="P9"><text:span text:style-name="T7">text-align</text:span>: <text:span text:style-name="T15">center</text:span>;</text:p>
      <text:p text:style-name="P9">}</text:p>
      <text:p text:style-name="P17"/>
      <text:p text:style-name="P9">.<text:span text:style-name="T16">App-logo</text:span> {</text:p>
      <text:p text:style-name="P9"><text:span text:style-name="T7">height</text:span>: <text:span text:style-name="T17">40vmin</text:span>;</text:p>
      <text:p text:style-name="P9"><text:span text:style-name="T7">pointer-events</text:span>: <text:span text:style-name="T15">none</text:span>;</text:p>
      <text:p text:style-name="P9">}</text:p>
      <text:p text:style-name="P17"/>
      <text:p text:style-name="P9">@<text:span text:style-name="T5">media</text:span> (prefers-reduced-motion: no-preference) {</text:p>
      <text:p text:style-name="P9">.<text:span text:style-name="T16">App-logo</text:span> {</text:p>
      <text:p text:style-name="P9"><text:span text:style-name="T7">animation</text:span>: App-logo-spin <text:span text:style-name="T15">infinite</text:span> <text:span text:style-name="T17">20s</text:span> <text:span text:style-name="T15">linear</text:span>;</text:p>
      <text:p text:style-name="P9">}</text:p>
      <text:p text:style-name="P9">}</text:p>
      <text:p text:style-name="P9"/>
      <text:p text:style-name="P17"/>
      <text:p text:style-name="P9">.<text:span text:style-name="T16">App-header</text:span> {</text:p>
      <text:p text:style-name="P9"><text:span text:style-name="T7">background-color</text:span>: #<text:span text:style-name="T15">282c34</text:span>;</text:p>
      <text:p text:style-name="P9"><text:span text:style-name="T7">min-height</text:span>: <text:span text:style-name="T17">100vh</text:span>;</text:p>
      <text:p text:style-name="P9"><text:span text:style-name="T7">display</text:span>: <text:span text:style-name="T15">flex</text:span>;</text:p>
      <text:p text:style-name="P9"><text:span text:style-name="T7">flex-direction</text:span>: <text:span text:style-name="T15">column</text:span>;</text:p>
      <text:p text:style-name="P9"><text:span text:style-name="T7">align-items</text:span>: <text:span text:style-name="T15">center</text:span>;</text:p>
      <text:p text:style-name="P9"><text:span text:style-name="T7">justify-content</text:span>: <text:span text:style-name="T15">center</text:span>;</text:p>
      <text:p text:style-name="P9"><text:span text:style-name="T7">font-size</text:span>: <text:span text:style-name="T10">calc</text:span>(<text:span text:style-name="T17">10px</text:span> + <text:span text:style-name="T17">2vmin</text:span>);</text:p>
      <text:p text:style-name="P9"><text:span text:style-name="T7">color</text:span>: <text:span text:style-name="T15">white</text:span>;</text:p>
      <text:p text:style-name="P9">}</text:p>
      <text:p text:style-name="P17"/>
      <text:p text:style-name="P9">.<text:span text:style-name="T16">App-link</text:span> {</text:p>
      <text:p text:style-name="P9"><text:span text:style-name="T7">color</text:span>: #<text:span text:style-name="T15">61dafb</text:span>;</text:p>
      <text:p text:style-name="P9">}</text:p>
      <text:p text:style-name="P17"/>
      <text:p text:style-name="P9">@<text:span text:style-name="T5">keyframes</text:span> <text:span text:style-name="T7">App-logo-spin</text:span> {</text:p>
      <text:p text:style-name="P9">from {</text:p>
      <text:p text:style-name="P9"><text:span text:style-name="T7">transform</text:span>: <text:span text:style-name="T10">rotate</text:span>(<text:span text:style-name="T17">0deg</text:span>);</text:p>
      <text:p text:style-name="P9">}</text:p>
      <text:p text:style-name="P9">to {</text:p>
      <text:p text:style-name="P9"><text:span text:style-name="T7">transform</text:span>: <text:span text:style-name="T10">rotate</text:span>(<text:span text:style-name="T17">360deg</text:span>);</text:p>
      <text:p text:style-name="P9">}</text:p>
      <text:p text:style-name="P9">}</text:p>
      <text:p text:style-name="P17"/>
      <text:p text:style-name="P9"><text:span text:style-name="T16">body</text:span> {</text:p>
      <text:p text:style-name="P9"><text:span text:style-name="T7">display</text:span>: <text:span text:style-name="T15">flex</text:span>;</text:p>
      <text:p text:style-name="P9"><text:span text:style-name="T7">justify-content</text:span>: <text:span text:style-name="T15">center</text:span>;</text:p>
      <text:p text:style-name="P9"><text:span text:style-name="T7">align-items</text:span>: <text:span text:style-name="T15">center</text:span>;</text:p>
      <text:p text:style-name="P9"><text:span text:style-name="T7">height</text:span>: <text:span text:style-name="T17">100vh</text:span>;</text:p>
      <text:p text:style-name="P9"><text:span text:style-name="T7">margin</text:span>: <text:span text:style-name="T17">0</text:span>;</text:p>
      <text:p text:style-name="P9"><text:span text:style-name="T7">background-color</text:span>: #<text:span text:style-name="T15">fafafa</text:span>;</text:p>
      <text:p text:style-name="P9"><text:span text:style-name="T7">font-family</text:span>: <text:span text:style-name="T15">Arial</text:span>, <text:span text:style-name="T15">sans-serif</text:span>;</text:p>
      <text:p text:style-name="P9">}</text:p>
      <text:p text:style-name="P17"/>
      <text:p text:style-name="P9"><text:soft-page-break/>.<text:span text:style-name="T16">login-container</text:span> {</text:p>
      <text:p text:style-name="P9"><text:span text:style-name="T7">text-align</text:span>: <text:span text:style-name="T15">center</text:span>;</text:p>
      <text:p text:style-name="P9"><text:span text:style-name="T7">background-color</text:span>: <text:span text:style-name="T15">white</text:span>;</text:p>
      <text:p text:style-name="P9"><text:span text:style-name="T7">border-radius</text:span>: <text:span text:style-name="T17">10px</text:span>;</text:p>
      <text:p text:style-name="P9"><text:span text:style-name="T7">padding</text:span>: <text:span text:style-name="T17">40px</text:span>;</text:p>
      <text:p text:style-name="P9"><text:span text:style-name="T7">box-shadow</text:span>: <text:span text:style-name="T17">0px</text:span> <text:span text:style-name="T17">0px</text:span> <text:span text:style-name="T17">10px</text:span> <text:span text:style-name="T17">0px</text:span> <text:span text:style-name="T10">rgba</text:span>(<text:span text:style-name="T17">0</text:span>, <text:span text:style-name="T17">0</text:span>, <text:span text:style-name="T17">0</text:span>, <text:span text:style-name="T17">0.1</text:span>);</text:p>
      <text:p text:style-name="P9"><text:span text:style-name="T7">max-width</text:span>: <text:span text:style-name="T17">400px</text:span>;</text:p>
      <text:p text:style-name="P9"><text:span text:style-name="T7">width</text:span>: <text:span text:style-name="T17">90%</text:span>;</text:p>
      <text:p text:style-name="P9">}</text:p>
      <text:p text:style-name="P17"/>
      <text:p text:style-name="P9"><text:span text:style-name="T16">h2</text:span> {</text:p>
      <text:p text:style-name="P9"><text:span text:style-name="T7">font-family</text:span>: <text:span text:style-name="T15">'Billabong'</text:span>, <text:span text:style-name="T15">sans-serif</text:span>;</text:p>
      <text:p text:style-name="P9"><text:span text:style-name="T7">font-size</text:span>: <text:span text:style-name="T17">2.5em</text:span>;</text:p>
      <text:p text:style-name="P9"><text:span text:style-name="T7">color</text:span>: #<text:span text:style-name="T15">3897f0</text:span>;</text:p>
      <text:p text:style-name="P9"><text:span text:style-name="T7">margin-bottom</text:span>: <text:span text:style-name="T17">20px</text:span>;</text:p>
      <text:p text:style-name="P9">}</text:p>
      <text:p text:style-name="P17"/>
      <text:p text:style-name="P9"><text:span text:style-name="T16">input</text:span> {</text:p>
      <text:p text:style-name="P9"><text:span text:style-name="T7">margin</text:span>: <text:span text:style-name="T17">10px</text:span> <text:span text:style-name="T17">0</text:span>;</text:p>
      <text:p text:style-name="P9"><text:span text:style-name="T7">padding</text:span>: <text:span text:style-name="T17">10px</text:span>;</text:p>
      <text:p text:style-name="P9"><text:span text:style-name="T7">width</text:span>: <text:span text:style-name="T10">calc</text:span>(<text:span text:style-name="T17">100%</text:span> - <text:span text:style-name="T17">20px</text:span>);</text:p>
      <text:p text:style-name="P9"><text:span text:style-name="T7">border</text:span>: <text:span text:style-name="T17">1px</text:span> <text:span text:style-name="T15">solid</text:span> #<text:span text:style-name="T15">dbdbdb</text:span>;</text:p>
      <text:p text:style-name="P9"><text:span text:style-name="T7">border-radius</text:span>: <text:span text:style-name="T17">5px</text:span>;</text:p>
      <text:p text:style-name="P9"><text:span text:style-name="T7">font-size</text:span>: <text:span text:style-name="T17">1em</text:span>;</text:p>
      <text:p text:style-name="P9">}</text:p>
      <text:p text:style-name="P17"/>
      <text:p text:style-name="P9"><text:span text:style-name="T16">button</text:span> {</text:p>
      <text:p text:style-name="P9"><text:span text:style-name="T7">margin-top</text:span>: <text:span text:style-name="T17">20px</text:span>;</text:p>
      <text:p text:style-name="P9"><text:span text:style-name="T7">padding</text:span>: <text:span text:style-name="T17">10px</text:span> <text:span text:style-name="T17">20px</text:span>;</text:p>
      <text:p text:style-name="P9"><text:span text:style-name="T7">background-color</text:span>: #<text:span text:style-name="T15">3897f0</text:span>;</text:p>
      <text:p text:style-name="P9"><text:span text:style-name="T7">color</text:span>: <text:span text:style-name="T15">white</text:span>;</text:p>
      <text:p text:style-name="P9"><text:span text:style-name="T7">border</text:span>: <text:span text:style-name="T15">none</text:span>;</text:p>
      <text:p text:style-name="P9"><text:span text:style-name="T7">border-radius</text:span>: <text:span text:style-name="T17">5px</text:span>;</text:p>
      <text:p text:style-name="P9"><text:span text:style-name="T7">font-size</text:span>: <text:span text:style-name="T17">1.2em</text:span>;</text:p>
      <text:p text:style-name="P9"><text:span text:style-name="T7">cursor</text:span>: <text:span text:style-name="T15">pointer</text:span>;</text:p>
      <text:p text:style-name="P9">}</text:p>
      <text:p text:style-name="P17"/>
      <text:p text:style-name="P9"><text:span text:style-name="T16">button</text:span>:<text:span text:style-name="T16">hover</text:span> {</text:p>
      <text:p text:style-name="P9"><text:span text:style-name="T7">background-color</text:span>: #<text:span text:style-name="T15">4fa3d1</text:span>;</text:p>
      <text:p text:style-name="P9">}</text:p>
      <text:p text:style-name="P17"/>
      <text:p text:style-name="P9">.<text:span text:style-name="T16">error-message</text:span> {</text:p>
      <text:p text:style-name="P9"><text:span text:style-name="T7">color</text:span>: <text:span text:style-name="T15">red</text:span>;</text:p>
      <text:p text:style-name="P9"><text:span text:style-name="T7">margin-top</text:span>: <text:span text:style-name="T17">10px</text:span>;</text:p>
      <text:p text:style-name="P9"><text:span text:style-name="T7">font-size</text:span>: <text:span text:style-name="T17">1.2em</text:span>;</text:p>
      <text:p text:style-name="P9">}</text:p>
      <text:p text:style-name="P9"/>
      <text:p text:style-name="P17"/>
      <text:p text:style-name="P18"/>
      <text:p text:style-name="P19">App.js // <text:span text:style-name="T19">para o exemplo, não é para o Instagrão</text:span></text:p>
      <text:p text:style-name="P18"/>
      <text:p text:style-name="P12">impor App.js</text:p>
      <text:p text:style-name="P12"/>
      <text:p text:style-name="P12">// <text:span text:style-name="T20">configurar o react browser route</text:span></text:p>
      <text:p text:style-name="P12">import { BrowserRouter as Router, Route, Switch } from 'react-router-dom';</text:p>
      <text:p text:style-name="P12"/>
      <text:p text:style-name="P12">//pagina</text:p>
      <text:p text:style-name="P12">import Home from ‘./paginas/Home’;</text:p>
      <text:p text:style-name="P12">import <text:span text:style-name="T18">Sobre</text:span> from ‘./paginas/Sobre’;</text:p>
      <text:p text:style-name="P12"/>
      <text:p text:style-name="P12">const App = () =&gt; {</text:p>
      <text:p text:style-name="P12"><text:s text:c="2"/>return (</text:p>
      <text:p text:style-name="P12"><text:s text:c="4"/>&lt;Router&gt;</text:p>
      <text:p text:style-name="P12"><text:s text:c="6"/>&lt;div className="App"&gt;</text:p>
      <text:p text:style-name="P12"><text:s text:c="8"/>&lt;Switch&gt;</text:p>
      <text:p text:style-name="P12"><text:s text:c="10"/>&lt;Route path="/" component={LoginForm} /&gt; //<text:span text:style-name="T4">exact</text:span></text:p>
      <text:p text:style-name="P12"><text:s text:c="10"/>&lt;Route path="/pagina-inicial" component={PaginaInicial} /&gt;</text:p>
      <text:p text:style-name="P12"><text:s text:c="8"/>&lt;/Switch&gt;</text:p>
      <text:p text:style-name="P12"><text:s text:c="6"/>&lt;/div&gt;</text:p>
      <text:p text:style-name="P12"><text:s text:c="4"/>&lt;/Router&gt;</text:p>
      <text:p text:style-name="P12"><text:s text:c="2"/>);</text:p>
      <text:p text:style-name="P12">};</text:p>
      <text:p text:style-name="P12">import { BrowserRouter as Router, Route, Switch } from 'react-router-dom';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2"><text:span text:style-name="T8"/></text:p>
      <text:p text:style-name="P13">import React from 'react';</text:p>
      <text:p text:style-name="P12"><text:soft-page-break/></text:p>
      <text:p text:style-name="P12">const PaginaInicial = () =&gt; {</text:p>
      <text:p text:style-name="P12"><text:s text:c="2"/>return (</text:p>
      <text:p text:style-name="P12"><text:s text:c="4"/>&lt;div&gt;</text:p>
      <text:p text:style-name="P12"><text:s text:c="6"/>&lt;h1&gt;Bem-vindo à Página Inicial do Instagrão!&lt;/h1&gt;</text:p>
      <text:p text:style-name="P12"><text:s text:c="6"/>{/* Conteúdo da sua página inicial */}</text:p>
      <text:p text:style-name="P12"><text:s text:c="4"/>&lt;/div&gt;</text:p>
      <text:p text:style-name="P12"><text:s text:c="2"/>);</text:p>
      <text:p text:style-name="P12">};</text:p>
      <text:p text:style-name="P12"/>
      <text:p text:style-name="P12"/>
      <text:p text:style-name="P12">export default PaginaInicial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3T12:23:49.351191849</dc:date>
    <meta:editing-duration>PT18H42M20S</meta:editing-duration>
    <meta:editing-cycles>28</meta:editing-cycles>
    <meta:generator>LibreOffice/7.4.7.2$Linux_X86_64 LibreOffice_project/40$Build-2</meta:generator>
    <meta:document-statistic meta:table-count="0" meta:image-count="0" meta:object-count="0" meta:page-count="9" meta:paragraph-count="210" meta:word-count="641" meta:character-count="4826" meta:non-whitespace-character-count="4020"/>
  </office:meta>
</office:document-meta>
</file>